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18.4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50.68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1.5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5mm"/>
    </style:style>
    <style:style style:name="co16" style:family="table-column">
      <style:table-column-properties fo:break-before="auto" style:column-width="23.46mm"/>
    </style:style>
    <style:style style:name="co17" style:family="table-column">
      <style:table-column-properties fo:break-before="auto" style:column-width="24.75mm"/>
    </style:style>
    <style:style style:name="co18" style:family="table-column">
      <style:table-column-properties fo:break-before="auto" style:column-width="56.59mm"/>
    </style:style>
    <style:style style:name="co19" style:family="table-column">
      <style:table-column-properties fo:break-before="auto" style:column-width="11.31mm"/>
    </style:style>
    <style:style style:name="co20" style:family="table-column">
      <style:table-column-properties fo:break-before="auto" style:column-width="28.65mm"/>
    </style:style>
    <style:style style:name="co21" style:family="table-column">
      <style:table-column-properties fo:break-before="auto" style:column-width="9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Formato_5f_E-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9" style:family="table-cell" style:parent-style-name="Default" style:data-style-name="N50"/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1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5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to_E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</text:p>
          </table:table-cell>
          <table:covered-table-cell table:style-name="ce13"/>
          <table:covered-table-cell table:style-name="ce17"/>
          <table:table-cell table:style-name="ce21" office:value-type="string" calcext:value-type="string" table:number-columns-spanned="4" table:number-rows-spanned="1">
            <text:p>SALIDA</text:p>
          </table:table-cell>
          <table:covered-table-cell table:number-columns-repeated="2" table:style-name="ce24"/>
          <table:covered-table-cell table:style-name="ce27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mpo</text:p>
          </table:table-cell>
          <table:table-cell table:style-name="ce10" office:value-type="string" calcext:value-type="string">
            <text:p>Remedy</text:p>
          </table:table-cell>
          <table:table-cell table:style-name="ce14" office:value-type="string" calcext:value-type="string">
            <text:p>SalesForce</text:p>
          </table:table-cell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Analisis Cliente</text:p>
          </table:table-cell>
          <table:table-cell table:style-name="ce25" office:value-type="string" calcext:value-type="string">
            <text:p>RFO</text:p>
          </table:table-cell>
          <table:table-cell table:style-name="ce25" office:value-type="string" calcext:value-type="string">
            <text:p>Gobierno</text:p>
          </table:table-cell>
          <table:table-cell table:style-name="ce28" office:value-type="string" calcext:value-type="string">
            <text:p>Empresarial</text:p>
          </table:table-cell>
          <table:table-cell table:style-name="ce31"/>
          <table:table-cell table:number-columns-repeated="1014"/>
        </table:table-row>
        <table:table-row table:style-name="ro2" table:visibility="collapse">
          <table:table-cell/>
          <table:table-cell table:style-name="ce2" office:value-type="string" calcext:value-type="string">
            <text:p>Númer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ID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Ticket I M <text:s/>Hij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I M Asoci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infor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Prioridad(Priority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rioridad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añía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Gir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ategoria Producto 3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1" draw:text-style-name="P2" svg:width="40.53mm" svg:height="13.11mm" svg:x="42.15mm" svg:y="103.78mm" draw:caption-point-x="-12mm" draw:caption-point-y="-55.53mm">
              <dc:date>2018-06-18T00:00:00</dc:date>
              <text:p text:style-name="P1"><text:span text:style-name="T1">Anayeli Pedraza Domínguez:</text:span></text:p>
              <text:p text:style-name="P1"><text:span text:style-name="T2">SERVICIO=PRODUCTO</text:span></text:p>
            </office:annotation>
            <text:p>Tipo de 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office:annotation draw:style-name="gr2" draw:text-style-name="P2" svg:width="14.65mm" svg:height="39.01mm" svg:x="42.15mm" svg:y="110.14mm" draw:caption-point-x="-12mm" draw:caption-point-y="-51.31mm">
              <dc:date>2018-06-18T00:00:00</dc:date>
              <text:p text:style-name="P1"><text:span text:style-name="T1">Anayeli Pedraza Domínguez:</text:span></text:p>
              <text:p text:style-name="P1"><text:span text:style-name="T2">NOMBRE DE PRODUCTO</text:span></text:p>
            </office:annotation>
            <text:p>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Tipo_De_Problema(CatT1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Fecha y Hora de Inici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3" draw:text-style-name="P2" svg:width="50.58mm" svg:height="47.63mm" svg:x="42.15mm" svg:y="169.33mm" draw:caption-point-x="-12mm" draw:caption-point-y="-84.04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5,0)</text:span></text:p>
              <text:p text:style-name="P1"><text:span text:style-name="T2"/></text:p>
            </office:annotation>
            <text:p>Restaurado Ti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nd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Hora de cierr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4" draw:text-style-name="P2" svg:width="102.6mm" svg:height="18.52mm" svg:x="42.15mm" svg:y="198.44mm" draw:caption-point-x="-12mm" draw:caption-point-y="-102.57mm">
              <dc:date>2018-06-18T00:00:00</dc:date>
              <text:p text:style-name="P1"><text:span text:style-name="T1">Anayeli Pedraza Domínguez:</text:span></text:p>
              <text:p text:style-name="P1"><text:span text:style-name="T2">Formula</text:span></text:p>
            </office:annotation>
            <text:p>Tiempo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iempo Concili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c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office:annotation draw:style-name="gr5" draw:text-style-name="P2" svg:width="40.53mm" svg:height="77.78mm" svg:x="42.15mm" svg:y="219.6mm" draw:caption-point-x="-12mm" draw:caption-point-y="-91.98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8,0)</text:span></text:p>
              <text:p text:style-name="P1"><text:span text:style-name="T2"/></text:p>
            </office:annotation>
            <text:p>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o(HPD_CI)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ircuit ID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 ID Bestel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6" draw:text-style-name="P2" svg:width="40.53mm" svg:height="23.82mm" svg:x="42.15mm" svg:y="261.93mm" draw:caption-point-x="-12mm" draw:caption-point-y="-123.72mm">
              <dc:date>2018-06-18T00:00:00</dc:date>
              <text:p text:style-name="P1"><text:span text:style-name="T1">Anayeli Pedraza Domínguez:</text:span></text:p>
              <text:p text:style-name="P1"><text:span text:style-name="T2">=BUSCARV(A246,'[R01022028.xlsx]Sheet 1'!$A:$AB,20,0)</text:span></text:p>
            </office:annotation>
            <text:p>Estado del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Est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erre Reg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ierre Imputabl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office:annotation draw:style-name="gr7" draw:text-style-name="P2" svg:width="40.53mm" svg:height="26.2mm" svg:x="42.15mm" svg:y="298.97mm" draw:caption-point-x="-12mm" draw:caption-point-y="-139.6mm">
              <dc:date>2018-06-18T00:00:00</dc:date>
              <text:p text:style-name="P1"><text:span text:style-name="T1">Anayeli Pedraza Domínguez:</text:span></text:p>
              <text:p text:style-name="P1"><text:span text:style-name="T2">=BUSCARV(A250,'[R01022028.xlsx]Sheet 1'!$A:$AB,21,0)</text:span></text:p>
              <text:p text:style-name="P1"><text:span text:style-name="T2"/></text:p>
            </office:annotation>
            <text:p>Código de 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<text:s/>Responsable 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Area_Asignada(AssigGroup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Proveed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N. de T Tercero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Aperturado p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Solucion(Assignee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Fuente reportad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Causa de la fal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Catlevel3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APERTUR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ERVICI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stado Destin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5" office:value-type="string" calcext:value-type="string">
            <text:p>Segmen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Segmento</text:p>
            <text:p>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uplic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7" office:value-type="string" calcext:value-type="string">
            <text:p>Asiganado 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Nombre de la cuent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Localidad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tio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Afectación</text:p>
          </table:table-cell>
          <table:table-cell table:style-name="ce12"/>
          <table:table-cell table:style-name="ce16"/>
          <table:table-cell table:style-name="ce20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0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ormato_E-S'.$A$1" table:cell-range-address="$'Formato_E-S'.$B$3:.$I$57"/>
        </table:named-expressions>
        <calcext:conditional-formats>
          <calcext:conditional-format calcext:target-range-address="'Formato_E-S'.B4:'Formato_E-S'.B4">
            <calcext:condition calcext:apply-style-name="ConditionalStyle_65" calcext:value="duplicate" calcext:base-cell-address="'Formato_E-S'.B4"/>
          </calcext:conditional-format>
          <calcext:conditional-format calcext:target-range-address="'Formato_E-S'.B3:'Formato_E-S'.B3">
            <calcext:condition calcext:apply-style-name="ConditionalStyle_64" calcext:value="duplicate" calcext:base-cell-address="'Formato_E-S'.B3"/>
          </calcext:conditional-format>
        </calcext:conditional-formats>
      </table:table>
      <table:table table:name="Diccionario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9" table:number-columns-repeated="1017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d_incidente</text:p>
          </table:table-cell>
          <table:table-cell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4"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nc_asociad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ACTIVO, PROACTIVO, REQUERIMIENTO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tipo_inform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CRITICA, ALTA, MEDIA, BAJA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ritic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prior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_De_Problema(CatT1)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echa y Hora de In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inicio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taurado Ti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fin_afectacion_fall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nd Afectacion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fin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Hora de cierr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Afect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Concili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resolu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M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 del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ASIGNADO, CANCELADO, CERRADO, EN CURSO, PENDIENTE, RESUELTO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estad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Regio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Imputabl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BESTEL, CLIENTE, PROVEEDOR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ierre_imput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ódigo de resolució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<text:s/>Responsable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rea_Asignada(AssigGroup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Areas resolutoras de Bestel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area_resolutor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[50]</text:p>
          </table:table-cell>
          <table:table-cell office:value-type="string" calcext:value-type="string">
            <text:p>proveedo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. de T Terceros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perturado por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Solucion(Assignee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uente reportad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usa de la fall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tlevel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caus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INCIDENT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APERTUR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  <text:p>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Duplicad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siganado 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Nombre de la cuenta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fectación</text:p>
          </table:table-cell>
          <table:table-cell/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3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Entidad</text:p>
          </table:table-cell>
          <table:table-cell table:style-name="ce38" office:value-type="string" calcext:value-type="string">
            <text:p>Item</text:p>
          </table:table-cell>
          <table:table-cell table:style-name="ce38" office:value-type="string" calcext:value-type="string">
            <text:p>Origen</text:p>
          </table:table-cell>
          <table:table-cell table:style-name="ce38" office:value-type="string" calcext:value-type="string">
            <text:p>Salida</text:p>
          </table:table-cell>
          <table:table-cell table:style-name="ce46" office:value-type="string" calcext:value-type="string">
            <text:p>(empty)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Cliente</text:p>
          </table:table-cell>
          <table:table-cell table:style-name="ce39" office:value-type="string" calcext:value-type="string">
            <text:p>Compañí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39" office:value-type="string" calcext:value-type="string">
            <text:p>Giro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1" office:value-type="string" calcext:value-type="string">
            <text:p>Nombre de la cuent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5"/>
          <table:table-cell table:style-name="ce41" office:value-type="string" calcext:value-type="string">
            <text:p>SL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Incidente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Servicio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7" office:value-type="string" calcext:value-type="string">
            <text:p>Total Result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MC" table:style-name="ta4">
        <office:forms form:automatic-focus="false" form:apply-design-mode="false"/>
        <table:table-column table:style-name="co14" table:number-columns-repeated="16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descripcionEntidad</text:p>
          </table:table-cell>
          <table:table-cell office:value-type="string" calcext:value-type="string">
            <text:p>tipo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ipoItem</text:p>
          </table:table-cell>
          <table:table-cell office:value-type="string" calcext:value-type="string">
            <text:p>descripcionItem</text:p>
          </table:table-cell>
          <table:table-cell office:value-type="string" calcext:value-type="string">
            <text:p>tipoDa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lavePrimari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responsableItem</text:p>
          </table:table-cell>
          <table:table-cell office:value-type="string" calcext:value-type="string">
            <text:p>relacionItem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Incident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dentificador que permite diferenciar de forma univoca a cada incidente.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úmero, ID de incidente</text:p>
          </table:table-cell>
          <table:table-cell office:value-type="string" calcext:value-type="string">
            <text:p>Todos los incidentes que comprenden este rango 000000000000-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cPadr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ndicador que marca la relacion jerarquica Padre-Hijo respecto a los demás incidentes de la herramienta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Todos los incidentes que comprenden este rango INC000000000000-INC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sociaci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el tipo de asociacion que tiene el incidente con otros incidentes</text:p>
          </table:table-cell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Identificadores establecidos para la relación: Padre, Hijo, Sin Relacion</text:p>
          </table:table-cell>
          <table:table-cell office:value-type="string" calcext:value-type="string">
            <text:p>Padre o Hijo o Sin Relacion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Inform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la forma en que se solicito la creación del inc</text:p>
          </table:table-cell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Identificadores establecidos para la forma en que se solicito la creación del inc: Reactivo, Proactivo, Requerimiento</text:p>
          </table:table-cell>
          <table:table-cell office:value-type="string" calcext:value-type="string">
            <text:p>Reactivo o Proactivo o Requerimien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ritic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Niveles de criticidad establecidos para identificar...: Crítica, Alta, Media, Baja</text:p>
          </table:table-cell>
          <table:table-cell office:value-type="string" calcext:value-type="string">
            <text:p>Crítica o Alta o Media o Baj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Niveles de prioridad establecidos para identificar…:</text:p>
          </table:table-cell>
          <table:table-cell office:value-type="string" calcext:value-type="string">
            <text:p>1 o 2 o 3 o 4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Problem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6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icio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fin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VARCHAR[800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resolu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VARCHAR[800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entificador del cliente en la herramienta salesforce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nombre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00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Nombre del cliente que contrata el servicio</text:p>
          </table:table-cell>
          <table:table-cell office:value-type="string" calcext:value-type="string">
            <text:p>Xxxxxx Xxxxxx Xxxxxx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50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iro</text:p>
          </table:table-cell>
          <table:table-cell/>
          <table:table-cell office:value-type="string" calcext:value-type="string">
            <text:p>WHOLESALE o INICIATIVA PRIVADA o GOBIERNO</text:p>
          </table:table-cell>
          <table:table-cell office:value-type="string" calcext:value-type="string">
            <text:p>SalesForce</text:p>
          </table:table-cell>
          <table:table-cell/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ircuit ID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id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os identificadores definidos del estatus en que se encuentra el RFO: Pendiente, En Revisión, N/A, Enviado</text:p>
          </table:table-cell>
          <table:table-cell office:value-type="string" calcext:value-type="string">
            <text:p>Pendiente o En Revisión o N/A o Enviad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fecha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responsable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fecha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fecha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fecha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il o Telefo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ransporte, Tier1, Siar, Telefon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fo</text:p>
          </table:table-cell>
          <table:table-cell/>
          <table:table-cell office:value-type="string" calcext:value-type="string">
            <text:p>Cojunto Entidades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 table:number-rows-repeated="1048545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Sheet5" table:style-name="ta4">
        <office:forms form:automatic-focus="false" form:apply-design-mode="false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1" table:default-cell-style-name="Default"/>
        <table:table-row table:style-name="ro5">
          <table:table-cell table:number-columns-repeated="2" office:value-type="string" calcext:value-type="string">
            <text:p>INC000000018994</text:p>
          </table:table-cell>
          <table:table-cell office:value-type="string" calcext:value-type="string">
            <text:p>EN REVISION</text:p>
          </table:table-cell>
          <table:table-cell office:value-type="string" calcext:value-type="string">
            <text:p>EMPRESARIAL</text:p>
          </table:table-cell>
          <table:table-cell office:value-type="string" calcext:value-type="string">
            <text:p>UNIVERSIDAD LATINOAMERICANA</text:p>
          </table:table-cell>
          <table:table-cell office:value-type="string" calcext:value-type="string">
            <text:p>MAIL</text:p>
          </table:table-cell>
          <table:table-cell table:style-name="ce49" office:value-type="date" office:date-value="2018-06-18T12:01:00" calcext:value-type="date">
            <text:p>18/06/18 12:01</text:p>
          </table:table-cell>
          <table:table-cell office:value-type="string" calcext:value-type="string">
            <text:p>Anna Paola Moran Romero &lt;apmoranro@bestel.com.mx&gt;</text:p>
          </table:table-cell>
          <table:table-cell table:style-name="ce49" office:value-type="date" office:date-value="2018-06-18T14:39:00" calcext:value-type="date">
            <text:p>18/06/18 14:39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Alberto Antonio Suppen Dimas &lt;aasuppendi@bestel.com.mx&gt;</text:p>
          </table:table-cell>
          <table:table-cell table:number-columns-repeated="6"/>
          <table:table-cell office:value-type="string" calcext:value-type="string">
            <text:p>TRANSPORTE</text:p>
          </table:table-cell>
          <table:table-cell office:value-type="string" calcext:value-type="string">
            <text:p>BESTEL</text:p>
          </table:table-cell>
        </table:table-row>
        <table:table-row table:style-name="ro7">
          <table:table-cell table:number-columns-repeated="19"/>
        </table:table-row>
        <table:table-row table:style-name="ro5">
          <table:table-cell office:value-type="float" office:value="33304" calcext:value-type="float">
            <text:p>33304</text:p>
          </table:table-cell>
          <table:table-cell office:value-type="string" calcext:value-type="string">
            <text:p>UNIVERSIDAD LATINOAMERICANA SC</text:p>
          </table:table-cell>
          <table:table-cell office:value-type="string" calcext:value-type="string">
            <text:p>Empresas 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 De Jesus Fuentes Galindo &lt;p-jdfuentes@bestel.com.mx&gt;</text:p>
          </table:table-cell>
          <table:table-cell table:number-columns-repeated="14"/>
        </table:table-row>
      </table:table>
      <table:named-expressions/>
      <table:database-ranges>
        <table:database-range table:name="Diccionario" table:target-range-address="Diccionario.A1:Diccionario.I67" table:display-filter-buttons="true" table:orientation="column"/>
        <table:database-range table:name="__Anonymous_Sheet_DB__0" table:target-range-address="'Formato_E-S'.B3:'Formato_E-S'.I57" table:display-filter-buttons="true" table:orientation="column">
          <table:filter>
            <table:filter-and>
              <table:filter-condition table:field-number="3" table:data-type="number" table:value="67" table:operator="="/>
            </table:filter-and>
          </table:filter>
        </table:database-range>
      </table:database-ranges>
      <table:data-pilot-tables>
        <table:data-pilot-table table:name="TablaDinámica1" table:application-data="" table:target-range-address="Hoja1.A3:Hoja1.E12" table:buttons="Hoja1.A3 Hoja1.B3 Hoja1.C3 Hoja1.D3" table:show-filter-button="false">
          <table:source-cell-range table:cell-range-address="Diccionario.A1:Diccionario.I67"/>
          <table:data-pilot-field table:source-field-name="Entidad" table:orientation="row" table:used-hierarchy="-1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  <table:data-pilot-member table:name="Incidente" table:display="true" table:show-details="false"/>
                <table:data-pilot-member table:name="Servicio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members>
                <table:data-pilot-member table:name="Acción" table:display="true" table:show-details="true"/>
                <table:data-pilot-member table:name="Afectación" table:display="true" table:show-details="true"/>
                <table:data-pilot-member table:name="AÑO" table:display="true" table:show-details="true"/>
                <table:data-pilot-member table:name="Aperturado por" table:display="true" table:show-details="true"/>
                <table:data-pilot-member table:name="Area_Asignada(AssigGroup)" table:display="true" table:show-details="true"/>
                <table:data-pilot-member table:name="Asiganado a" table:display="true" table:show-details="true"/>
                <table:data-pilot-member table:name="Categoria Producto 3" table:display="true" table:show-details="true"/>
                <table:data-pilot-member table:name="Catlevel3" table:display="true" table:show-details="true"/>
                <table:data-pilot-member table:name="Causa de la falla" table:display="true" table:show-details="true"/>
                <table:data-pilot-member table:name="Cierre  Responsable Bestel" table:display="true" table:show-details="true"/>
                <table:data-pilot-member table:name="Cierre Imputable" table:display="true" table:show-details="true"/>
                <table:data-pilot-member table:name="Cierre Region" table:display="true" table:show-details="true"/>
                <table:data-pilot-member table:name="Cierre Solucion(Assignee)" table:display="true" table:show-details="true"/>
                <table:data-pilot-member table:name="Circuit ID" table:display="true" table:show-details="true"/>
                <table:data-pilot-member table:name="Circuit ID Bestel" table:display="true" table:show-details="true"/>
                <table:data-pilot-member table:name="Circuito(HPD_CI)" table:display="true" table:show-details="true"/>
                <table:data-pilot-member table:name="Código de resolución" table:display="true" table:show-details="true"/>
                <table:data-pilot-member table:name="Compañía" table:display="true" table:show-details="true"/>
                <table:data-pilot-member table:name="Duplicado" table:display="true" table:show-details="true"/>
                <table:data-pilot-member table:name="End Afectacion" table:display="true" table:show-details="true"/>
                <table:data-pilot-member table:name="Estado" table:display="true" table:show-details="true"/>
                <table:data-pilot-member table:name="Estado del problema" table:display="true" table:show-details="true"/>
                <table:data-pilot-member table:name="Estado Destino" table:display="true" table:show-details="true"/>
                <table:data-pilot-member table:name="Fecha y Hora de Inicio" table:display="true" table:show-details="true"/>
                <table:data-pilot-member table:name="Fuente reportada" table:display="true" table:show-details="true"/>
                <table:data-pilot-member table:name="Giro" table:display="true" table:show-details="true"/>
                <table:data-pilot-member table:name="Hora de cierre" table:display="true" table:show-details="true"/>
                <table:data-pilot-member table:name="I M Asociado" table:display="true" table:show-details="true"/>
                <table:data-pilot-member table:name="ID de incidente" table:display="true" table:show-details="true"/>
                <table:data-pilot-member table:name="Localidad" table:display="true" table:show-details="true"/>
                <table:data-pilot-member table:name="MES" table:display="true" table:show-details="true"/>
                <table:data-pilot-member table:name="N. de T Terceros" table:display="true" table:show-details="true"/>
                <table:data-pilot-member table:name="Nombre de la cuenta" table:display="true" table:show-details="true"/>
                <table:data-pilot-member table:name="Número" table:display="true" table:show-details="true"/>
                <table:data-pilot-member table:name="Prioridad" table:display="true" table:show-details="true"/>
                <table:data-pilot-member table:name="Prioridad(Priority)" table:display="true" table:show-details="true"/>
                <table:data-pilot-member table:name="Producto" table:display="true" table:show-details="true"/>
                <table:data-pilot-member table:name="Proveedor" table:display="true" table:show-details="true"/>
                <table:data-pilot-member table:name="Resolución" table:display="true" table:show-details="true"/>
                <table:data-pilot-member table:name="Restaurado Time" table:display="true" table:show-details="true"/>
                <table:data-pilot-member table:name="Segmento" table:display="true" table:show-details="true"/>
                <table:data-pilot-member table:name="Segmento&#10;Bestel" table:display="true" table:show-details="true"/>
                <table:data-pilot-member table:name="SEMANA DE APERTURA" table:display="true" table:show-details="true"/>
                <table:data-pilot-member table:name="SEMANA DE INCIDENTE" table:display="true" table:show-details="true"/>
                <table:data-pilot-member table:name="SERVICIO" table:display="true" table:show-details="true"/>
                <table:data-pilot-member table:name="Sitio" table:display="true" table:show-details="true"/>
                <table:data-pilot-member table:name="SLA" table:display="true" table:show-details="true"/>
                <table:data-pilot-member table:name="Ticket I M  Hijo" table:display="true" table:show-details="true"/>
                <table:data-pilot-member table:name="Tiempo Afectacion" table:display="true" table:show-details="true"/>
                <table:data-pilot-member table:name="Tiempo Conciliacion" table:display="true" table:show-details="true"/>
                <table:data-pilot-member table:name="Tipo de informe" table:display="true" table:show-details="true"/>
                <table:data-pilot-member table:name="Tipo de problema" table:display="true" table:show-details="true"/>
                <table:data-pilot-member table:name="Tipo de producto" table:display="true" table:show-details="true"/>
                <table:data-pilot-member table:name="Tipo_De_Problema(CatT1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en" table:orientation="row" table:used-hierarchy="-1" table:function="auto">
            <table:data-pilot-level table:show-empty="false" calcext:repeat-item-labels="false">
              <table:data-pilot-members>
                <table:data-pilot-member table:name="M6" table:display="true" table:show-details="true"/>
                <table:data-pilot-member table:name="Remedy" table:display="true" table:show-details="true"/>
                <table:data-pilot-member table:name="SalesForc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ida" table:orientation="row" table:used-hierarchy="-1" table:function="auto">
            <table:data-pilot-level table:show-empty="false" calcext:repeat-item-labels="false">
              <table:data-pilot-members>
                <table:data-pilot-member table:name="Analisis Client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 number:truncate-on-overflow="false">
      <number:hours number:style="long"/>
      <number:text>:</number:text>
      <number:minutes number:style="long"/>
    </number:tim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2" style:volatile="true" number:language="es" number:country="MX">
      <loext:text> </loext:text>
      <loext:fill-character> </loext:fill-character>
      <number:text>- </number:text>
    </number:number-style>
    <number:text-style style:name="N10131" number:language="es" number:country="MX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32" number:language="es" number:country="MX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MX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MX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3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3" number:language="en" number:country="US">
      <number:text-content/>
      <style:map style:condition="value()&lt;=1.79769313486232E+308" style:apply-style-name="N20123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5" style:display-name="ConditionalStyle_65" style:family="table-cell" style:parent-style-name="Default">
      <style:table-cell-properties fo:background-color="#f4b183"/>
      <style:text-properties fo:color="#ff0000"/>
    </style:style>
    <style:style style:name="ConditionalStyle_5f_64" style:display-name="ConditionalStyle_64" style:family="table-cell" style:parent-style-name="Default">
      <style:table-cell-properties fo:background-color="#f4b183"/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3:18:44.766615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ato_5f_E-S" style:display-name="PageStyle_Formato_E-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40 LENOVO</meta:initial-creator>
    <meta:creation-date>2018-04-26T18:29:12</meta:creation-date>
    <dc:date>2018-06-19T19:58:31.388464852</dc:date>
    <meta:generator>LibreOffice/5.2.7.2$Linux_X86_64 LibreOffice_project/20m0$Build-2</meta:generator>
    <meta:editing-duration>PT5H27M2S</meta:editing-duration>
    <meta:editing-cycles>11</meta:editing-cycles>
    <meta:document-statistic meta:table-count="5" meta:cell-count="8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